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439" officeooo:paragraph-rsid="0019f439"/>
    </style:style>
    <style:style style:name="P2" style:family="paragraph" style:parent-style-name="Standard">
      <style:text-properties officeooo:rsid="001a9c1c" officeooo:paragraph-rsid="001a9c1c"/>
    </style:style>
    <style:style style:name="T1" style:family="text">
      <style:text-properties officeooo:rsid="001a9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Tested both client and server running on the same 4 core machine. <text:span text:style-name="T1">3 cores for client, 1 for server.</text:span></text:p>
      <text:p text:style-name="P1"/>
      <text:p text:style-name="P1">2) All client threads first connect to server then send create, read update and delete in round robin fashion.</text:p>
      <text:p text:style-name="P1"/>
      <text:p text:style-name="P2">3)</text:p>
      <text:p text:style-name="P2">N=client threads</text:p>
      <text:p text:style-name="P2">X=reqs/sec (throughput)</text:p>
      <text:p text:style-name="P2">t=secs (response time)</text:p>
      <text:p text:style-name="P2">n<text:tab/>x<text:tab/>t</text:p>
      <text:p text:style-name="P2">1000<text:tab/>12000<text:tab/>0.061</text:p>
      <text:p text:style-name="P2">1500<text:tab/>15000 0.077</text:p>
      <text:p text:style-name="P2">2500<text:tab/>18000 0.070</text:p>
      <text:p text:style-name="P2">3000 <text:s text:c="3"/>18000 0.068</text:p>
      <text:p text:style-name="P2">45000 <text:s/>18000 0.088</text:p>
      <text:p text:style-name="P2"/>
      <text:p text:style-name="P1">4) Bottlenect seems to be acquiring lock on the key-value hash table as cpu utilization was not 10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3:34:06.070337915</meta:creation-date>
    <dc:date>2018-11-09T23:53:56.076476306</dc:date>
    <meta:editing-duration>PT19M50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83" meta:character-count="465" meta:non-whitespace-character-count="391"/>
  </office:meta>
</office:document-meta>
</file>